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853e" officeooo:paragraph-rsid="0018853e" style:font-size-asian="12pt" style:font-name-complex="Arial1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6pt" style:font-size-asian="5.25pt" style:font-name-complex="Arial1" style:font-size-complex="6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name-complex="Arial1" style:font-size-complex="11pt"/>
    </style:style>
    <style:style style:name="P6" style:family="paragraph" style:parent-style-name="Standard">
      <style:text-properties style:font-name="Courier New" fo:font-size="6pt" fo:language="es" fo:country="ES" style:font-size-asian="5.25pt" style:font-size-complex="6pt"/>
    </style:style>
    <style:style style:name="P7" style:family="paragraph" style:parent-style-name="Standard">
      <style:paragraph-properties fo:line-height="100%" fo:text-align="justify" style:justify-single-word="false"/>
    </style:style>
    <style:style style:name="P8" style:family="paragraph" style:parent-style-name="Standard">
      <style:paragraph-properties fo:margin-top="0cm" fo:margin-bottom="0.101cm" loext:contextual-spacing="false" fo:line-height="100%"/>
      <style:text-properties style:font-name="Courier New" fo:font-size="6pt" fo:language="es" fo:country="ES" style:font-size-asian="5.25pt" style:font-size-complex="6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0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style:font-name="Courier New" fo:font-size="11pt" fo:language="es" fo:country="ES" officeooo:rsid="0018853e" officeooo:paragraph-rsid="0018853e" style:font-size-asian="11pt" style:font-name-complex="Arial1" style:font-size-complex="12pt"/>
    </style:style>
    <style:style style:name="P11" style:family="paragraph" style:parent-style-name="Standard">
      <style:paragraph-properties fo:margin-top="0cm" fo:margin-bottom="0.101cm" loext:contextual-spacing="false" fo:line-height="100%"/>
      <style:text-properties style:font-name="Courier New" fo:font-size="11pt" fo:language="es" fo:country="ES" style:font-size-asian="11pt"/>
    </style:style>
    <style:style style:name="P12" style:family="paragraph" style:parent-style-name="Standard">
      <style:paragraph-properties fo:margin-top="0cm" fo:margin-bottom="0.101cm" loext:contextual-spacing="false" fo:line-height="100%"/>
      <style:text-properties style:font-name="Courier New" fo:font-size="11pt" fo:language="es" fo:country="ES" officeooo:paragraph-rsid="0018853e" style:font-size-asian="11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style:font-name="Arial" fo:font-size="11pt" officeooo:paragraph-rsid="00178322" style:font-size-asian="11pt" style:font-name-complex="Arial1" style:font-size-complex="11pt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style:font-name="Arial" fo:font-size="11pt" officeooo:rsid="00178322" officeooo:paragraph-rsid="00178322" style:font-size-asian="11pt" style:font-name-complex="Arial1" style:font-size-complex="11pt"/>
    </style:style>
    <style:style style:name="T1" style:family="text">
      <style:text-properties officeooo:rsid="001598c6"/>
    </style:style>
    <style:style style:name="T2" style:family="text">
      <style:text-properties officeooo:rsid="0016113b"/>
    </style:style>
    <style:style style:name="T3" style:family="text">
      <style:text-properties officeooo:rsid="00178322"/>
    </style:style>
    <style:style style:name="T4" style:family="text">
      <style:text-properties officeooo:rsid="0018853e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style:font-name="Arial" fo:font-size="12pt" officeooo:rsid="001598c6" style:font-size-asian="12pt" style:font-name-complex="Arial1" style:font-size-complex="12pt"/>
    </style:style>
    <style:style style:name="T7" style:family="text">
      <style:text-properties officeooo:rsid="001c4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ÁCTICA 2 <text:s text:c="9"/>ENTORNOS <text:s/>DE <text:s/>DESARROLLO <text:s text:c="2"/>1º DAW – A</text:p>
      <text:list xml:id="list8364101833465185505" text:style-name="WWNum1">
        <text:list-item>
          <text:p text:style-name="P13">Coger el programa del cálculo del día de mañana <text:span text:style-name="T4">realizrarlo en Java</text:span></text:p>
        </text:list-item>
        <text:list-item>
          <text:p text:style-name="P13">Mediante la depuración de Eclipse probar:</text:p>
        </text:list-item>
        <text:list-item>
          <text:p text:style-name="P13">F5 probamos la depuración línea a línea entrando en funciones, y con F6 línea a <text:s/>línea pero sin entrar en las funciones.</text:p>
        </text:list-item>
        <text:list-item>
          <text:p text:style-name="P13">En la Ventana de Locales vemos las variables y los contenidos que van teniendo.</text:p>
        </text:list-item>
        <text:list-item>
          <text:p text:style-name="P15">Una de las pruebas ponemos como fecha: <text:s/>28/2/2015</text:p>
        </text:list-item>
        <text:list-item>
          <text:p text:style-name="P14"><text:span text:style-name="T2">Ponemos un </text:span>Punto de Interrupción <text:s/>en <text:span text:style-name="T3">el if, justo después del switch</text:span></text:p>
        </text:list-item>
        <text:list-item>
          <text:p text:style-name="P13">Cambiamos el valor de l<text:span text:style-name="T3">a variable días</text:span> a <text:span text:style-name="T3">29</text:span> en la ventana de variables locales.</text:p>
        </text:list-item>
        <text:list-item>
          <text:p text:style-name="P14"><text:span text:style-name="T3">Seguimos </text:span><text:s/>la ejecución del programa <text:span text:style-name="T3">con el contenido de dias a 29.</text:span></text:p>
        </text:list-item>
        <text:list-item>
          <text:p text:style-name="P13">Comprobar que el resultado de meter la fecha 2<text:span text:style-name="T3">8</text:span>/2/201<text:span text:style-name="T3">5</text:span> es <text:span text:style-name="T3">29</text:span>/2/201<text:span text:style-name="T3">5, aunque no sea bisiesto.</text:span></text:p>
        </text:list-item>
      </text:list>
      <text:p text:style-name="P5">Realizar un informe detallado que explique y muestre los puntos anteriores, mediante capturas de pantalla de lo realizado, y las explicaciones necesarias.</text:p>
      <text:p text:style-name="P5">Fecha de entrega de esta práctica: <text:s text:c="2"/><text:span text:style-name="T7">Viernes</text:span> <text:s text:c="2"/><text:span text:style-name="T1">11</text:span> de <text:s/><text:span text:style-name="T1">Dici</text:span>embre.</text:p>
      <text:p text:style-name="P4"/>
      <text:p text:style-name="P3">Programa:</text:p>
      <text:p text:style-name="P10">package DiaManana;</text:p>
      <text:p text:style-name="P11">import java.util.Scanner;</text:p>
      <text:p text:style-name="P11">public class DiaManana </text:p>
      <text:p text:style-name="P11">{</text:p>
      <text:p text:style-name="P11"><text:s text:c="3"/>public static void main(String args[])</text:p>
      <text:p text:style-name="P11"><text:s text:c="3"/>{</text:p>
      <text:p text:style-name="P11"><text:tab/> int dd, mm, aa;</text:p>
      <text:p text:style-name="P11"><text:tab/> int dds, mms, aas;</text:p>
      <text:p text:style-name="P11"><text:tab/> int dias = 0;</text:p>
      <text:p text:style-name="P11"><text:tab/> boolean bisi = false;</text:p>
      <text:p text:style-name="P11"><text:tab/> Scanner sc = new Scanner(System.in);</text:p>
      <text:p text:style-name="P11"><text:tab/> System.out.print("Introduzca Día: ");</text:p>
      <text:p text:style-name="P11"><text:tab/> dd = sc.nextInt();</text:p>
      <text:p text:style-name="P11"><text:tab/> System.out.print("Introduzca Mes: ");</text:p>
      <text:p text:style-name="P11"><text:tab/> mm = sc.nextInt();</text:p>
      <text:p text:style-name="P11"><text:tab/> System.out.print("Introduzca Año: ");</text:p>
      <text:p text:style-name="P11"><text:tab/> aa = sc.nextInt();</text:p>
      <text:p text:style-name="P11"><text:tab/> dds = dd + 1;</text:p>
      <text:p text:style-name="P11"><text:tab/> mms = mm;</text:p>
      <text:p text:style-name="P11"><text:tab/> aas = aa;</text:p>
      <text:p text:style-name="P11"><text:tab/> switch (mms)</text:p>
      <text:p text:style-name="P11"><text:tab/> {</text:p>
      <text:p text:style-name="P11"><text:tab/> <text:s text:c="5"/>case 1:</text:p>
      <text:p text:style-name="P11"><text:tab/> <text:s text:c="5"/>case 3:</text:p>
      <text:p text:style-name="P11"><text:tab/> <text:s text:c="5"/>case 5:</text:p>
      <text:p text:style-name="P11"><text:tab/> <text:s text:c="5"/>case 7:</text:p>
      <text:p text:style-name="P11"><text:tab/> <text:s text:c="5"/>case 8:</text:p>
      <text:p text:style-name="P11"><text:soft-page-break/><text:tab/> <text:s text:c="5"/>case 10:</text:p>
      <text:p text:style-name="P11"><text:tab/> <text:s text:c="5"/>case 12:</text:p>
      <text:p text:style-name="P11"><text:tab/> <text:s text:c="12"/>dias = 31;</text:p>
      <text:p text:style-name="P11"><text:tab/> <text:s text:c="12"/>break;</text:p>
      <text:p text:style-name="P11"><text:tab/> <text:s text:c="5"/>case 2:</text:p>
      <text:p text:style-name="P11"><text:tab/> <text:s text:c="12"/>bisi = bisiesto(aas);</text:p>
      <text:p text:style-name="P11"><text:tab/> <text:s text:c="12"/>if(bisi)</text:p>
      <text:p text:style-name="P11"><text:tab/> <text:s text:c="17"/>dias = 29;</text:p>
      <text:p text:style-name="P11"><text:tab/> <text:s text:c="12"/>else</text:p>
      <text:p text:style-name="P11"><text:tab/> <text:s text:c="17"/>dias = 28;</text:p>
      <text:p text:style-name="P11"><text:tab/> <text:s text:c="12"/>break;</text:p>
      <text:p text:style-name="P11"><text:tab/> <text:s text:c="5"/>case 4:</text:p>
      <text:p text:style-name="P11"><text:tab/> <text:s text:c="5"/>case 6:</text:p>
      <text:p text:style-name="P11"><text:tab/> <text:s text:c="5"/>case 9:</text:p>
      <text:p text:style-name="P11"><text:tab/> <text:s text:c="5"/>case 11:</text:p>
      <text:p text:style-name="P11"><text:tab/> <text:s text:c="12"/>dias = 30;</text:p>
      <text:p text:style-name="P11"><text:tab/> <text:s text:c="12"/>break;</text:p>
      <text:p text:style-name="P11"><text:tab/> <text:s/>}</text:p>
      <text:p text:style-name="P11"><text:tab/> <text:s/>if (dds &gt; dias)</text:p>
      <text:p text:style-name="P11"><text:tab/> <text:s/>{</text:p>
      <text:p text:style-name="P11"><text:tab/> <text:s text:c="5"/>dds = 1;</text:p>
      <text:p text:style-name="P11"><text:tab/> <text:s text:c="5"/>if (mms == 12)</text:p>
      <text:p text:style-name="P11"><text:tab/> <text:s text:c="5"/>{</text:p>
      <text:p text:style-name="P11"><text:tab/> <text:s text:c="10"/>mms = 1;</text:p>
      <text:p text:style-name="P11"><text:tab/> <text:s text:c="10"/>aas++;</text:p>
      <text:p text:style-name="P11"><text:tab/> <text:s text:c="5"/>}</text:p>
      <text:p text:style-name="P11"><text:tab/> <text:s text:c="5"/>else</text:p>
      <text:p text:style-name="P11"><text:tab/> <text:s text:c="10"/>mms++;</text:p>
      <text:p text:style-name="P11"><text:tab/> <text:s/>}</text:p>
      <text:p text:style-name="P11"><text:tab/> <text:s/>System.out.println();</text:p>
      <text:p text:style-name="P11"><text:tab/> <text:s/>System.out.print("Fecha: <text:s/>");</text:p>
      <text:p text:style-name="P11"><text:tab/> <text:s/>System.out.print(dds + "/" + mms + "/" + aas);</text:p>
      <text:p text:style-name="P11"><text:tab/> <text:s/>sc.close();</text:p>
      <text:p text:style-name="P11"><text:s text:c="4"/>}</text:p>
      <text:p text:style-name="P8"/>
      <text:p text:style-name="P11"><text:s text:c="4"/>public static boolean bisiesto(int anio)</text:p>
      <text:p text:style-name="P11"><text:s text:c="4"/>{</text:p>
      <text:p text:style-name="P12"><text:tab/> <text:s/>if ((anio % 4 == 0) &amp;&amp; (anio % 100 != 0) || </text:p>
      <text:p text:style-name="P12"><text:s text:c="42"/>(anio % 400 == 0))</text:p>
      <text:p text:style-name="P11"><text:tab/> <text:s text:c="15"/>return (true);</text:p>
      <text:p text:style-name="P11"><text:tab/> <text:s/>return (false);</text:p>
      <text:p text:style-name="P11"><text:s text:c="4"/>}<text:tab/></text:p>
      <text:p text:style-name="P11">}</text:p>
      <text:p text:style-name="P6"/>
      <text:p text:style-name="P2">Jorge Rivero Antuña. <text:s text:c="2"/>1º DAW – A <text:s text:c="2"/><text:span text:style-name="T1">Entornos de Desarrollo</text:span></text:p>
      <text:p text:style-name="P7"><text:span text:style-name="T5">Santa Cruz de Tenerife a <text:s/></text:span><text:span text:style-name="T6">3</text:span><text:span text:style-name="T5"> de </text:span><text:span text:style-name="T6">diciembre</text:span><text:span text:style-name="T5"> de 201</text:span><text:span text:style-name="T6">5</text:span><text:span text:style-name="T5">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cm" fo:margin-bottom="1.1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6cm" fo:margin-left="0cm" fo:margin-right="0cm" fo:margin-bottom="0.499cm" style:dynamic-spacing="false" draw:fill="none"/>
      </style:header-style>
      <style:footer-style>
        <style:header-footer-properties svg:height="0.9cm" fo:margin-left="0cm" fo:margin-right="0cm" fo:margin-top="0.499cm" style:shadow="none" style:dynamic-spacing="false" draw:fill="none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rivero</meta:initial-creator>
    <meta:editing-cycles>12</meta:editing-cycles>
    <meta:creation-date>2014-10-15T12:40:00</meta:creation-date>
    <dc:date>2015-12-01T21:39:58.463000000</dc:date>
    <meta:editing-duration>PT29M11S</meta:editing-duration>
    <meta:generator>LibreOffice/4.4.4.3$Windows_x86 LibreOffice_project/2c39ebcf046445232b798108aa8a7e7d89552ea8</meta:generator>
    <meta:document-statistic meta:table-count="0" meta:image-count="0" meta:object-count="0" meta:page-count="2" meta:paragraph-count="85" meta:word-count="363" meta:character-count="2426" meta:non-whitespace-character-count="16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